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P1" style:family="paragraph" style:parent-style-name="Footnote">
      <style:paragraph-properties fo:margin-left="0in" fo:margin-right="0in" fo:text-indent="0in" style:auto-text-indent="false"/>
      <style:text-properties officeooo:paragraph-rsid="001feac8"/>
    </style:style>
    <style:style style:name="P2" style:family="paragraph" style:parent-style-name="Footnote">
      <style:paragraph-properties fo:margin-left="0in" fo:margin-right="0in" fo:text-indent="0in" style:auto-text-indent="false"/>
      <style:text-properties officeooo:rsid="0020310c" officeooo:paragraph-rsid="0020310c"/>
    </style:style>
    <style:style style:name="P3" style:family="paragraph" style:parent-style-name="Footnote">
      <style:paragraph-properties fo:margin-left="0in" fo:margin-right="0in" fo:text-indent="0in" style:auto-text-indent="false"/>
      <style:text-properties officeooo:rsid="0021e6ed" officeooo:paragraph-rsid="0021e6ed"/>
    </style:style>
    <style:style style:name="P4" style:family="paragraph" style:parent-style-name="Footnote">
      <style:paragraph-properties fo:margin-left="0in" fo:margin-right="0in" fo:text-indent="0in" style:auto-text-indent="false"/>
      <style:text-properties officeooo:rsid="001e2db7" officeooo:paragraph-rsid="001feac8"/>
    </style:style>
    <style:style style:name="P5" style:family="paragraph" style:parent-style-name="Preformatted_20_Text">
      <style:paragraph-properties fo:text-align="justify" style:justify-single-word="false"/>
      <style:text-properties officeooo:rsid="001e2db7" officeooo:paragraph-rsid="001e2db7"/>
    </style:style>
    <style:style style:name="P6" style:family="paragraph" style:parent-style-name="Preformatted_20_Text">
      <style:paragraph-properties fo:text-align="justify" style:justify-single-word="false"/>
      <style:text-properties officeooo:rsid="001e2db7" officeooo:paragraph-rsid="0022757b"/>
    </style:style>
    <style:style style:name="P7" style:family="paragraph" style:parent-style-name="Preformatted_20_Text">
      <style:paragraph-properties fo:text-align="justify" style:justify-single-word="false"/>
      <style:text-properties officeooo:rsid="001e2db7" officeooo:paragraph-rsid="001f4a2d"/>
    </style:style>
    <style:style style:name="P8" style:family="paragraph" style:parent-style-name="Preformatted_20_Text">
      <style:paragraph-properties fo:text-align="justify" style:justify-single-word="false"/>
      <style:text-properties officeooo:rsid="0022757b" officeooo:paragraph-rsid="0022757b"/>
    </style:style>
    <style:style style:name="P9" style:family="paragraph" style:parent-style-name="Preformatted_20_Text">
      <style:paragraph-properties fo:text-align="justify" style:justify-single-word="false"/>
      <style:text-properties style:font-name="Liberation Mono" fo:font-size="10pt" officeooo:rsid="0022757b" officeooo:paragraph-rsid="0022757b" style:font-name-asian="Nimbus Mono L" style:font-size-asian="10pt" style:font-name-complex="Liberation Mono" style:font-size-complex="10pt"/>
    </style:style>
    <style:style style:name="P10" style:family="paragraph" style:parent-style-name="Preformatted_20_Text">
      <style:paragraph-properties fo:text-align="justify" style:justify-single-word="false"/>
      <style:text-properties style:font-name="Liberation Mono" fo:font-size="10pt" officeooo:rsid="0022757b" officeooo:paragraph-rsid="00228ca5" style:font-name-asian="Nimbus Mono L" style:font-size-asian="10pt" style:font-name-complex="Liberation Mono" style:font-size-complex="10pt"/>
    </style:style>
    <style:style style:name="P11" style:family="paragraph" style:parent-style-name="Preformatted_20_Text">
      <style:paragraph-properties fo:text-align="justify" style:justify-single-word="false"/>
      <style:text-properties officeooo:rsid="002401f7" officeooo:paragraph-rsid="00292539"/>
    </style:style>
    <style:style style:name="P12" style:family="paragraph" style:parent-style-name="Preformatted_20_Text">
      <style:paragraph-properties fo:text-align="justify" style:justify-single-word="false"/>
      <style:text-properties fo:font-weight="bold" officeooo:rsid="00292539" officeooo:paragraph-rsid="00292539" style:font-weight-asian="bold" style:font-weight-complex="bold"/>
    </style:style>
    <style:style style:name="P13" style:family="paragraph" style:parent-style-name="Preformatted_20_Text">
      <style:paragraph-properties fo:text-align="justify" style:justify-single-word="false"/>
      <style:text-properties fo:font-weight="bold" officeooo:rsid="002941f9" officeooo:paragraph-rsid="002941f9" style:font-weight-asian="bold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style:text-position="0% 100%" officeooo:rsid="001e2db7" officeooo:paragraph-rsid="0022757b"/>
    </style:style>
    <style:style style:name="P15" style:family="paragraph" style:parent-style-name="Preformatted_20_Text">
      <style:paragraph-properties fo:text-align="justify" style:justify-single-word="false"/>
      <style:text-properties style:text-position="0% 100%" officeooo:rsid="002401f7" officeooo:paragraph-rsid="00292539"/>
    </style:style>
    <style:style style:name="P16" style:family="paragraph" style:parent-style-name="Preformatted_20_Text" style:list-style-name="L1">
      <style:paragraph-properties fo:text-align="justify" style:justify-single-word="false"/>
      <style:text-properties officeooo:rsid="001e2db7" officeooo:paragraph-rsid="001e2db7"/>
    </style:style>
    <style:style style:name="P17" style:family="paragraph" style:parent-style-name="Preformatted_20_Text">
      <style:paragraph-properties fo:text-align="justify" style:justify-single-word="false"/>
      <style:text-properties officeooo:rsid="0025b92b" officeooo:paragraph-rsid="002d31e5"/>
    </style:style>
    <style:style style:name="P18" style:family="paragraph" style:parent-style-name="Preformatted_20_Text">
      <style:paragraph-properties fo:text-align="center" style:justify-single-word="false"/>
      <style:text-properties officeooo:rsid="0025b92b" officeooo:paragraph-rsid="002d31e5" fo:background-color="#ffff00"/>
    </style:style>
    <style:style style:name="P19" style:family="paragraph" style:parent-style-name="Preformatted_20_Text">
      <style:paragraph-properties fo:text-align="justify" style:justify-single-word="false"/>
      <style:text-properties officeooo:rsid="0025b92b" officeooo:paragraph-rsid="003456b8" fo:background-color="#ffff00"/>
    </style:style>
    <style:style style:name="P20" style:family="paragraph" style:parent-style-name="Preformatted_20_Text">
      <style:paragraph-properties fo:text-align="justify" style:justify-single-word="false"/>
      <style:text-properties fo:font-weight="bold" officeooo:rsid="003456b8" officeooo:paragraph-rsid="003456b8" fo:background-color="transparent" style:font-weight-asian="bold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font-weight="bold" officeooo:rsid="003456b8" officeooo:paragraph-rsid="002d31e5" fo:background-color="transparent" style:font-weight-asian="bold" style:font-weight-complex="bold"/>
    </style:style>
    <style:style style:name="P22" style:family="paragraph" style:parent-style-name="Preformatted_20_Text">
      <style:paragraph-properties fo:text-align="justify" style:justify-single-word="false"/>
      <style:text-properties fo:font-weight="normal" officeooo:rsid="003456b8" officeooo:paragraph-rsid="003456b8" fo:background-color="transparent" style:font-weight-asian="normal" style:font-weight-complex="normal"/>
    </style:style>
    <style:style style:name="P23" style:family="paragraph" style:parent-style-name="Preformatted_20_Text">
      <style:paragraph-properties fo:text-align="justify" style:justify-single-word="false"/>
      <style:text-properties fo:font-weight="normal" officeooo:rsid="003456b8" officeooo:paragraph-rsid="003d2761" fo:background-color="transparent" style:font-weight-asian="normal" style:font-weight-complex="normal"/>
    </style:style>
    <style:style style:name="T1" style:family="text">
      <style:text-properties officeooo:rsid="001f4a2d"/>
    </style:style>
    <style:style style:name="T2" style:family="text">
      <style:text-properties officeooo:rsid="001feac8"/>
    </style:style>
    <style:style style:name="T3" style:family="text">
      <style:text-properties officeooo:rsid="0021e6ed"/>
    </style:style>
    <style:style style:name="T4" style:family="text">
      <style:text-properties officeooo:rsid="0022757b"/>
    </style:style>
    <style:style style:name="T5" style:family="text">
      <style:text-properties officeooo:rsid="00228ca5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2d31e5"/>
    </style:style>
    <style:style style:name="T8" style:family="text">
      <style:text-properties style:text-position="super 58%" officeooo:rsid="002401f7"/>
    </style:style>
    <style:style style:name="T9" style:family="text">
      <style:text-properties style:text-position="super 58%" officeooo:rsid="002e6db1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2438cb"/>
    </style:style>
    <style:style style:name="T12" style:family="text">
      <style:text-properties style:text-position="0% 100%" officeooo:rsid="0025b92b"/>
    </style:style>
    <style:style style:name="T13" style:family="text">
      <style:text-properties style:text-position="0% 100%" fo:font-weight="bold" style:font-weight-asian="bold" style:font-weight-complex="bold"/>
    </style:style>
    <style:style style:name="T14" style:family="text">
      <style:text-properties style:text-position="0% 100%" officeooo:rsid="002d31e5"/>
    </style:style>
    <style:style style:name="T15" style:family="text">
      <style:text-properties style:text-position="0% 100%" officeooo:rsid="002401f7"/>
    </style:style>
    <style:style style:name="T16" style:family="text">
      <style:text-properties style:text-position="0% 100%" officeooo:rsid="002e6db1"/>
    </style:style>
    <style:style style:name="T17" style:family="text">
      <style:text-properties style:text-position="0% 100%" officeooo:rsid="003014e9"/>
    </style:style>
    <style:style style:name="T18" style:family="text">
      <style:text-properties style:text-position="0% 100%" officeooo:rsid="00315d10"/>
    </style:style>
    <style:style style:name="T19" style:family="text">
      <style:text-properties style:text-position="0% 100%" officeooo:rsid="0032571d"/>
    </style:style>
    <style:style style:name="T20" style:family="text">
      <style:text-properties style:text-position="0% 100%" officeooo:rsid="0034ec63"/>
    </style:style>
    <style:style style:name="T21" style:family="text">
      <style:text-properties style:text-position="0% 100%" officeooo:rsid="0036d8de"/>
    </style:style>
    <style:style style:name="T22" style:family="text">
      <style:text-properties style:text-position="0% 100%" officeooo:rsid="003807be"/>
    </style:style>
    <style:style style:name="T23" style:family="text">
      <style:text-properties style:text-position="0% 100%" officeooo:rsid="0039c8ef"/>
    </style:style>
    <style:style style:name="T24" style:family="text">
      <style:text-properties style:text-position="0% 100%" officeooo:rsid="003b14b4"/>
    </style:style>
    <style:style style:name="T25" style:family="text">
      <style:text-properties style:text-position="0% 100%" officeooo:rsid="003b7f36"/>
    </style:style>
    <style:style style:name="T26" style:family="text">
      <style:text-properties style:text-position="0% 100%" officeooo:rsid="003d2761"/>
    </style:style>
    <style:style style:name="T27" style:family="text">
      <style:text-properties officeooo:rsid="002438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3">Introduction</text:p>
      <text:p text:style-name="P6">In this challenge, I focused on the specific data structure to tackle that problem. Since our data is a kind of spatial data and we will subsequently do a lots of quests respectively to find the matching coordinates, in that sense, Kd-tree<text:note text:id="ftn1" text:note-class="footnote"><text:note-citation>1</text:note-citation><text:note-body><text:p text:style-name="P2"><text:s/><text:span text:style-name="T3">Kd-tree, </text:span>https://en.wikipedia.org/wiki/K-d_tree</text:p></text:note-body></text:note> data structure will be sufficient <text:span text:style-name="T4">to reduce time complexity issue</text:span>. Yes, Of course, there are another approaches that can be applied to solve that problem. For instance, one of them is k nearest neighbor searching (k-nn)<text:note text:id="ftn2" text:note-class="footnote"><text:note-citation>2</text:note-citation><text:note-body><text:p text:style-name="P3"><text:s/>K-NN Searching, https://en.wikipedia.org/wiki/Nearest_neighbor_search</text:p></text:note-body></text:note>. However, the rest of them including k-nn have worse time complexity than Kd-tree. <text:span text:style-name="T5">Kd-tree’s complexity is O(log n) in terms of searching according to the table, below.</text:span></text:p>
      <text:p text:style-name="P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Algorithm</text:p>
            <text:p text:style-name="P9">Space</text:p>
            <text:p text:style-name="P8">Search</text:p>
            <text:p text:style-name="P10">Insert</text:p>
            <text:p text:style-name="P10">Delete</text:p>
          </table:table-cell>
          <table:table-cell table:style-name="Table1.A1" office:value-type="string">
            <text:p text:style-name="P9">Average</text:p>
            <text:p text:style-name="P9">O(n)</text:p>
            <text:p text:style-name="P9">O(log n)</text:p>
            <text:p text:style-name="P10">O(log n)</text:p>
            <text:p text:style-name="P10">O(log n)</text:p>
          </table:table-cell>
          <table:table-cell table:style-name="Table1.C1" office:value-type="string">
            <text:p text:style-name="P9">Worst Case</text:p>
            <text:p text:style-name="P9">O(n)</text:p>
            <text:p text:style-name="P10">O(n)</text:p>
            <text:p text:style-name="P10">O(n)</text:p>
            <text:p text:style-name="P10">O(n)</text:p>
          </table:table-cell>
        </table:table-row>
      </table:table>
      <text:p text:style-name="P14"/>
      <text:p text:style-name="P6">So, I just skipped the rest <text:span text:style-name="T4">due to those reasons</text:span>. In this solution, we will focus on using the Kd-tree. A Python library was used to solve the problem quickly and efficiently. Therefore, we preferred to use C version Kd-tree implementation<text:note text:id="ftn3" text:note-class="footnote"><text:note-citation>3</text:note-citation><text:note-body><text:p text:style-name="P4"><text:s/>cKDTree, https://docs.scipy.org/doc/scipy/reference/generated/scipy.spatial.cKDTree.html</text:p></text:note-body></text:note> in Scipy instead of using pure python implementation because of the reason, below.</text:p>
      <text:list xml:id="list2437916968891839941" text:style-name="L1">
        <text:list-item>
          <text:p text:style-name="P16">Its performance (cKDtree) is better than pure python implementation, KDTree.</text:p>
        </text:list-item>
        <text:list-item>
          <text:p text:style-name="P16">The API also is providing concurrency approach to scale up.</text:p>
        </text:list-item>
      </text:list>
      <text:p text:style-name="P5"/>
      <text:p text:style-name="P7">In addition, Kd-tree is really handy data structure to use in data mining and image processing. For instance, data mining algorithm, DBSCAN<text:note text:id="ftn4" text:note-class="footnote"><text:note-citation>4</text:note-citation><text:note-body><text:p text:style-name="P1"><text:s/><text:span text:style-name="T3">DBSCAN, https://en.wikipedia.org/wiki/DBSCAN</text:span></text:p></text:note-body></text:note> <text:span text:style-name="T1">is referring to Kd-tree </text:span>to reduce time complexity in terms of searching. Actually,I came across this data structure around 2008 in my first data mining <text:span text:style-name="T2">class</text:span>. I used that data structure in the implementation of DBSCAN algorithm.</text:p>
      <text:p text:style-name="P7"/>
      <text:p text:style-name="P12">Solution</text:p>
      <text:p text:style-name="P11">If we talk about our data in this challenge, let’s say the input data has a M rows. The open traveling data has N rows. If we try to find <text:span text:style-name="T27">the </text:span>closest matching point by using brute-force approach, our time complexity will be O(N<text:span text:style-name="T6">2</text:span>M<text:span text:style-name="T10">) [creating difference pairs N * M </text:span><text:span text:style-name="T12">for each point</text:span><text:span text:style-name="T10">, and </text:span><text:span text:style-name="T11">multiply</text:span><text:span text:style-name="T10"> N times searching </text:span><text:span text:style-name="T11">to the find closest points</text:span><text:span text:style-name="T10">]</text:span></text:p>
      <text:p text:style-name="P15"/>
      <text:p text:style-name="P17"><text:span text:style-name="T10">If we solved that problem using k-d tree, at the end of day, it takes O(N) to build a Kd-tree. After creating tree once, the query time will be O(M log M) for whole items in the input file. The total cost will be O(N) + </text:span><text:bookmark-start text:name="__DdeLink__123_747056475"/><text:span text:style-name="T10">O(M log M)</text:span><text:bookmark-end text:name="__DdeLink__123_747056475"/><text:span text:style-name="T10">. O(N) can be ignored since we just take care about the searching time. Therefore, Kd-Tree’s performance </text:span><text:span text:style-name="T13">O(M log M)</text:span><text:span text:style-name="T10"> obviously will be better </text:span><text:span text:style-name="T14">in average case, even worse case O(M</text:span><text:span text:style-name="T7">2</text:span><text:span text:style-name="T14">), too</text:span><text:span text:style-name="T10">.</text:span></text:p>
      <text:p text:style-name="P17"><text:span text:style-name="T10"/></text:p>
      <text:p text:style-name="P17"><text:span text:style-name="T10"/></text:p>
      <text:p text:style-name="P18"><text:span text:style-name="T10">O(M log M) </text:span><text:span text:style-name="T14">&lt; O(M</text:span><text:span text:style-name="T7">2</text:span><text:span text:style-name="T14">) &lt; </text:span><text:span text:style-name="T15">O(N</text:span><text:span text:style-name="T8">2</text:span><text:span text:style-name="T15">M) </text:span><text:span text:style-name="T18">=</text:span><text:span text:style-name="T16"> O(</text:span><text:span text:style-name="T19">M</text:span><text:span text:style-name="T9">3</text:span><text:span text:style-name="T16">) </text:span><text:span text:style-name="T17">[if N == M]</text:span></text:p>
      <text:p text:style-name="P21"><text:span text:style-name="T10"/></text:p>
      <text:p text:style-name="P20"><text:span text:style-name="T10">Usage Script</text:span></text:p>
      <text:p text:style-name="P22"><text:span text:style-name="T10">python solution.py -i sample_data.csv -o result.csv -d 0.1 -j 10</text:span></text:p>
      <text:p text:style-name="P22"><text:span text:style-name="T10">-i input file name</text:span></text:p>
      <text:p text:style-name="P22"><text:span text:style-name="T10">-o output file name</text:span></text:p>
      <text:p text:style-name="P22"><text:span text:style-name="T10">-d max distance in degree (this difference may </text:span><text:span text:style-name="T20">be </text:span><text:span text:style-name="T10">determine</text:span><text:span text:style-name="T20">d according to the demand. I guess, 1-2 km radius is fine in degree)</text:span></text:p>
      <text:p text:style-name="P23"><text:span text:style-name="T20">-</text:span><text:span text:style-name="T21">j </text:span><text:span text:style-name="T26">Number of jobs to schedule for parallel processing. If -1 is given <text:s/>all processors are used. Default: 1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22:41:31.930996203</meta:creation-date>
    <dc:date>2017-04-21T01:42:39.084837567</dc:date>
    <meta:editing-duration>PT1H5M44S</meta:editing-duration>
    <meta:editing-cycles>31</meta:editing-cycles>
    <meta:generator>LibreOffice/5.1.6.2$Linux_X86_64 LibreOffice_project/10m0$Build-2</meta:generator>
    <meta:document-statistic meta:table-count="1" meta:image-count="0" meta:object-count="0" meta:page-count="1" meta:paragraph-count="35" meta:word-count="488" meta:character-count="2971" meta:non-whitespace-character-count="2515"/>
  </office:meta>
</office:document-meta>
</file>